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5.0283333333333cm" style:use-optimal-column-width="true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3.46604166666667cm" style:use-optimal-column-width="true"/>
    </style:style>
    <style:style style:name="co4" style:family="table-column">
      <style:table-column-properties fo:break-before="auto" style:column-width="3.571875cm" style:use-optimal-column-width="true"/>
    </style:style>
    <style:style style:name="co5" style:family="table-column">
      <style:table-column-properties fo:break-before="auto" style:column-width="2.19604166666667cm" style:use-optimal-column-width="true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6.53520833333333cm" style:use-optimal-column-width="true"/>
    </style:style>
    <style:style style:name="co8" style:family="table-column">
      <style:table-column-properties fo:break-before="auto" style:column-width="5.63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rsionDiff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:\Projects\Hearts-of-Iron-IV_RoadTo56\2421485863\localisation\english mit C:\Projects\Hearts-of-Iron-IV_RoadTo56\2421485863\localisation\english_2024-09 vergleichen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 office:value-type="string" table:style-name="ce2">
            <text:p>09.09.2024 08:13:49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 office:value-type="string" table:style-name="ce2">
            <text:p>Dateiname</text:p>
          </table:table-cell>
          <table:table-cell office:value-type="string" table:style-name="ce2">
            <text:p>Ordner</text:p>
          </table:table-cell>
          <table:table-cell office:value-type="string" table:style-name="ce2">
            <text:p>Vergleichsergebnis</text:p>
          </table:table-cell>
          <table:table-cell office:value-type="string" table:style-name="ce2">
            <text:p>Linkes Datum</text:p>
          </table:table-cell>
          <table:table-cell office:value-type="string" table:style-name="ce2">
            <text:p>Rechtes Datum</text:p>
          </table:table-cell>
          <table:table-cell office:value-type="string" table:style-name="ce2">
            <text:p>Erweiteru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 office:value-type="string" table:style-name="ce2">
            <text:p>replace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 office:value-type="string" table:style-name="ce2">
            <text:p>aat_focu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BK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7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BT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7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ce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chievement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U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FA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FG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LB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LG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OI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RAB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RG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RM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ST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U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XM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Z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Y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ba_decision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ba_event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ba_focu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CO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E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ftb_event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ftb_idea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H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HU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O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O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RA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RI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RM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UK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U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YA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M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T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FM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G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ldwa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untrie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I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O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SA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UB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YP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ZE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D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NZ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od_event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od_focu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CU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F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GY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I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Nur rechts: C:\Projects\Hearts-of-Iron-IV_RoadTo56\2421485863\localisation\english_2024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NG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quip_ai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quipment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ST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TH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U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ent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IJ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I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ocus_filter_tag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ocu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RA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RI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ame_rule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O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LC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RE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R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UA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YA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U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YD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CE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N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RE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RQ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S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TA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AP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O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UNO_decision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Nur rechts: C:\Projects\Hearts-of-Iron-IV_RoadTo56\2421485863\localisation\english_2024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UNO_focu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A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AZ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MT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O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U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ar_event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ar_focu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AT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B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E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T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M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oading_tip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UX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C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X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LI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LK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Nur rechts: C:\Projects\Hearts-of-Iron-IV_RoadTo56\2421485863\localisation\english_2024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LT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NC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NT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O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O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O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P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tg_event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tg_focu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U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YU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AP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EP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F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GA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IC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I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sb_decision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sb_event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sb_idea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Z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MA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AK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AL_IS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A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A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A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EM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E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HI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lane_designe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O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PA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Nur rechts: C:\Projects\Hearts-of-Iron-IV_RoadTo56\2421485863\localisation\english_2024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RC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RU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UE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QAT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QBC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abilitie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bundeslaender.yml</text:p>
          </table:table-cell>
          <table:table-cell office:value-type="string" table:style-name="ce2">
            <text:p/>
          </table:table-cell>
          <table:table-cell office:value-type="string" table:style-name="ce2">
            <text:p>Nur rechts: C:\Projects\Hearts-of-Iron-IV_RoadTo56\2421485863\localisation\english_2024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chinese_gui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companies_trait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countries_cosmetic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countrie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decision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designe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extra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lootbox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military_industrial_organizatio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more_mapmode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new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operation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SOV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spying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stand_alone_flavor_idea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tooltip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trait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wide_picture_text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e_building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Nur rechts: C:\Projects\Hearts-of-Iron-IV_RoadTo56\2421485863\localisation\english_2024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w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AJ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search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ibbion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OM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UT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D_I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F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U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CO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cripted_effect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GP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iam2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IC_I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IK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LO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LV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MI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OV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P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tate_name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trategic_region_name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UD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upply_area_name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WE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WI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WK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Y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ZK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AH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A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IB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M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NG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eaty_org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U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U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K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MC_GE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RG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A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B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ZB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E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IE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I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NZ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AF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L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tt_decision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tt_event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tt_focu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U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YUG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YU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IM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identis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number-rows-repeated="1048329" table:style-name="ro1">
          <table:table-cell table:number-columns-repeated="16384"/>
        </table:table-row>
      </table:table>
      <table:table table:name="OnlyChangedFiles" table:style-name="ta1"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chievement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FG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ST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U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XM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ba_focu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E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RA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untrie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F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GY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NG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ent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ocu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RA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ame_rule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RE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N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S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TA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UNO_focu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AT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E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T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LI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NC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P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EP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sb_event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sb_idea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Z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MA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AK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AL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A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HI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RC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RU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countries_cosmetic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countrie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new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operation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spying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56_trait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OM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UT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F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iam2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IK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LO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MI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OV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tate_name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UD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WI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ZK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A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N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U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KR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A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tt_decision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tt_event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tt_focus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YUG_l_english.yml</text:p>
          </table:table-cell>
          <table:table-cell office:value-type="string" table:style-name="ce2">
            <text:p/>
          </table:table-cell>
          <table:table-cell office:value-type="string" table:style-name="ce2">
            <text:p>Textdateien sind unterschiedlich</text:p>
          </table:table-cell>
          <table:table-cell office:value-type="string" table:style-name="ce2">
            <text:p><text:s text:c="2"/>09.09.2024 08:01:48</text:p>
          </table:table-cell>
          <table:table-cell office:value-type="string" table:style-name="ce2">
            <text:p>* 09.09.2024 08:03:29</text:p>
          </table:table-cell>
          <table:table-cell office:value-type="string" table:style-name="ce2">
            <text:p>yml</text:p>
          </table:table-cell>
          <table:table-cell table:number-columns-repeated="16378"/>
        </table:table-row>
        <table:table-row table:number-rows-repeated="1048506" table:style-name="ro1">
          <table:table-cell table:number-columns-repeated="16384"/>
        </table:table-row>
      </table:table>
      <table:database-ranges>
        <table:database-range table:target-range-address="VersionDiff.A1:VersionDiff.F247" table:name="VersionDiff__2" table:display-filter-buttons="true" table:on-update-keep-size="false" table:on-update-keep-styles="true" table:refresh-delay="false">
          <table:database-source-sql table:database-name="Provider=Microsoft.Mashup.OleDb.1;Data Source=$Workbook$;Location=&quot;VersionDiff (2)&quot;;Extended Properties=&quot;&quot;" table:sql-statement="SELECT * FROM [VersionDiff (2)]"/>
        </table:database-range>
        <table:database-range table:target-range-address="OnlyChangedFiles.A1:OnlyChangedFiles.F70" table:name="VersionDiff" table:display-filter-buttons="true" table:on-update-keep-size="false" table:on-update-keep-styles="true" table:refresh-delay="false">
          <table:database-source-sql table:database-name="Provider=Microsoft.Mashup.OleDb.1;Data Source=$Workbook$;Location=VersionDiff;Extended Properties=&quot;&quot;" table:sql-statement="SELECT * FROM [VersionDiff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Jürgen Hannuschka</meta:initial-creator>
    <dc:creator>Jürgen Hannuschka</dc:creator>
    <meta:creation-date>2024-09-09T06:14:43Z</meta:creation-date>
    <dc:date>2024-09-09T06:20:35Z</dc:date>
    <meta:editing-duration>PT0S</meta:editing-duration>
  </office:meta>
</office:document-meta>
</file>